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officeooo:rsid="001313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What is the </text:span>meaning of commands</text:p>
      <text:p text:style-name="Standard">A command is an instruction given by a user telling a computer to do something, such a run a single program or a group of linked programs. Commands are generally issued by typing them in at the command line and then pressing the ENTER key, which passes them to the shell. A shell is a program that reads commands that are typed on a keyboard and then executes <text:span text:style-name="T1">or </text:span>runs them. Shells are the most basic method for a user to interact with the system. Every Unix-like operating system has at least one shell, and most have several. <text:span text:style-name="T1">Most of the time, </text:span>default shell <text:span text:style-name="T1">in</text:span> Linux systems is bash.</text:p>
      <text:p text:style-name="Standard"/>
      <text:p text:style-name="P1">Commands on Unix-like operating systems are either built-ins or external commands. The former are part of the shell. The latter consist of both executables, which are programs that have been written in a programming language (e.g., C, C++, Java or Python) and then compiled into a binary, and shell scripts. A shell script is a program written in a shell programming language (e.g., bash, csh, ksh or sh) that allows users to issue a single command to execute any combination of commands, including those with options and/or arguments, together with redirection. Shell scripts are well suited for automating simple tasks and creating custom-made filter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9T20:49:59.391048141</meta:creation-date>
    <meta:editing-duration>PT55S</meta:editing-duration>
    <meta:editing-cycles>2</meta:editing-cycles>
    <meta:generator>LibreOffice/6.4.7.2$Linux_X86_64 LibreOffice_project/40$Build-2</meta:generator>
    <dc:date>2021-12-19T20:50:36.684386909</dc:date>
    <meta:document-statistic meta:table-count="0" meta:image-count="0" meta:object-count="0" meta:page-count="1" meta:paragraph-count="3" meta:word-count="219" meta:character-count="1268" meta:non-whitespace-character-count="1052"/>
  </office:meta>
</office:document-meta>
</file>